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sf pro text" svg:font-family="'sf pro text', apple-system, BlinkMacSystemFont, Roboto, 'segoe ui', Helvetica, Arial, sans-serif, 'apple color emoji', 'segoe ui emoji', 'segoe ui symbol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f28c5" officeooo:paragraph-rsid="000f28c5"/>
    </style:style>
    <style:style style:name="P2" style:family="paragraph" style:parent-style-name="Standard">
      <style:text-properties officeooo:rsid="000f28c5" officeooo:paragraph-rsid="00116e37"/>
    </style:style>
    <style:style style:name="P3" style:family="paragraph" style:parent-style-name="Standard">
      <style:text-properties officeooo:rsid="000f28c5" officeooo:paragraph-rsid="0014075e"/>
    </style:style>
    <style:style style:name="P4" style:family="paragraph" style:parent-style-name="Standard">
      <style:text-properties officeooo:rsid="000f28c5" officeooo:paragraph-rsid="0016f3c5"/>
    </style:style>
    <style:style style:name="P5" style:family="paragraph" style:parent-style-name="Standard">
      <style:text-properties officeooo:rsid="000f28c5" officeooo:paragraph-rsid="001b12e6"/>
    </style:style>
    <style:style style:name="P6" style:family="paragraph" style:parent-style-name="Standard">
      <style:text-properties officeooo:rsid="0014075e" officeooo:paragraph-rsid="0014075e"/>
    </style:style>
    <style:style style:name="P7" style:family="paragraph" style:parent-style-name="Standard">
      <style:text-properties officeooo:rsid="001526b4" officeooo:paragraph-rsid="001526b4"/>
    </style:style>
    <style:style style:name="P8" style:family="paragraph" style:parent-style-name="Standard">
      <style:paragraph-properties fo:margin-left="0.635cm" fo:margin-right="0cm" fo:margin-top="0cm" fo:margin-bottom="0cm" loext:contextual-spacing="false" fo:orphans="60" fo:widows="2" fo:text-indent="0cm" style:auto-text-indent="false" fo:padding="0cm" fo:border="none"/>
      <style:text-properties fo:font-variant="normal" fo:text-transform="none" fo:color="#3c3b37" style:font-name="sf pro text" fo:font-size="12pt" fo:letter-spacing="normal" fo:font-style="normal" fo:font-weight="normal" officeooo:rsid="000f28c5" officeooo:paragraph-rsid="0016f3c5" loext:padding="0cm" loext:border="none"/>
    </style:style>
    <style:style style:name="P9" style:family="paragraph" style:parent-style-name="Standard">
      <style:paragraph-properties fo:margin-left="0.635cm" fo:margin-right="0cm" fo:margin-top="0cm" fo:margin-bottom="0cm" loext:contextual-spacing="false" fo:orphans="60" fo:widows="2" fo:text-indent="0cm" style:auto-text-indent="false" fo:padding="0cm" fo:border="none"/>
      <style:text-properties fo:font-variant="normal" fo:text-transform="none" fo:color="#3c3b37" style:font-name="sf pro text" fo:font-size="12pt" fo:letter-spacing="normal" fo:font-style="normal" fo:font-weight="normal" officeooo:rsid="000f28c5" officeooo:paragraph-rsid="0019875a" loext:padding="0cm" loext:border="none"/>
    </style:style>
    <style:style style:name="P10" style:family="paragraph" style:parent-style-name="Standard">
      <style:paragraph-properties fo:margin-left="0.635cm" fo:margin-right="0cm" fo:margin-top="0cm" fo:margin-bottom="0cm" loext:contextual-spacing="false" fo:orphans="60" fo:widows="2" fo:text-indent="0cm" style:auto-text-indent="false" fo:padding="0cm" fo:border="none"/>
      <style:text-properties fo:font-variant="normal" fo:text-transform="none" fo:color="#3c3b37" style:font-name="sf pro text" fo:font-size="12pt" fo:letter-spacing="normal" fo:font-style="normal" fo:font-weight="normal" officeooo:rsid="000f28c5" officeooo:paragraph-rsid="001b12e6" loext:padding="0cm" loext:border="none"/>
    </style:style>
    <style:style style:name="P11" style:family="paragraph" style:parent-style-name="Text_20_body">
      <style:text-properties fo:font-variant="normal" fo:text-transform="none" fo:color="#3c3b37" style:font-name="sf pro text" fo:font-size="12pt" fo:letter-spacing="normal" fo:font-style="normal" fo:font-weight="normal" officeooo:rsid="000f28c5" officeooo:paragraph-rsid="00166014" loext:padding="0cm" loext:border="none"/>
    </style:style>
    <style:style style:name="T1" style:family="text">
      <style:text-properties officeooo:rsid="001018f5"/>
    </style:style>
    <style:style style:name="T2" style:family="text">
      <style:text-properties officeooo:rsid="00116e37"/>
    </style:style>
    <style:style style:name="T3" style:family="text">
      <style:text-properties officeooo:rsid="001231e3"/>
    </style:style>
    <style:style style:name="T4" style:family="text">
      <style:text-properties officeooo:rsid="0012bafb"/>
    </style:style>
    <style:style style:name="T5" style:family="text">
      <style:text-properties officeooo:rsid="0014075e"/>
    </style:style>
    <style:style style:name="T6" style:family="text">
      <style:text-properties officeooo:rsid="00166014"/>
    </style:style>
    <style:style style:name="T7" style:family="text">
      <style:text-properties fo:font-variant="normal" fo:text-transform="none" fo:color="#3c3b37" style:font-name="sf pro text" fo:font-size="12pt" fo:letter-spacing="normal" fo:font-style="normal" fo:font-weight="normal" loext:padding="0cm" loext:border="none"/>
    </style:style>
    <style:style style:name="T8" style:family="text">
      <style:text-properties fo:font-variant="normal" fo:text-transform="none" fo:color="#3c3b37" style:font-name="sf pro text" fo:font-size="12pt" fo:letter-spacing="normal" fo:font-style="normal" fo:font-weight="normal" officeooo:rsid="00166014" loext:padding="0cm" loext:border="none"/>
    </style:style>
    <style:style style:name="T9" style:family="text">
      <style:text-properties fo:font-variant="normal" fo:text-transform="none" fo:color="#3c3b37" style:font-name="sf pro text" fo:font-size="12pt" fo:letter-spacing="normal" fo:font-style="normal" fo:font-weight="normal" officeooo:rsid="0014075e" loext:padding="0cm" loext:border="none"/>
    </style:style>
    <style:style style:name="T10" style:family="text">
      <style:text-properties fo:font-variant="normal" fo:text-transform="none" fo:color="#3c3b37" style:font-name="sf pro text" fo:font-size="12pt" fo:letter-spacing="normal" fo:font-style="normal" fo:font-weight="normal" officeooo:rsid="00179d75" loext:padding="0cm" loext:border="none"/>
    </style:style>
    <style:style style:name="T11" style:family="text">
      <style:text-properties fo:font-variant="normal" fo:text-transform="none" fo:color="#3c3b37" style:font-name="sf pro text" fo:font-size="12pt" fo:letter-spacing="normal" fo:font-style="normal" fo:font-weight="normal" officeooo:rsid="0016f3c5" loext:padding="0cm" loext:border="none"/>
    </style:style>
    <style:style style:name="T12" style:family="text">
      <style:text-properties fo:font-variant="normal" fo:text-transform="none" fo:color="#3c3b37" style:font-name="sf pro text" fo:font-size="12pt" fo:letter-spacing="normal" fo:font-style="normal" fo:font-weight="normal" officeooo:rsid="001b12e6" loext:padding="0cm" loext:border="none"/>
    </style:style>
    <style:style style:name="T13" style:family="text">
      <style:text-properties officeooo:rsid="0016f3c5"/>
    </style:style>
    <style:style style:name="T14" style:family="text">
      <style:text-properties officeooo:rsid="00179d75"/>
    </style:style>
    <style:style style:name="T15" style:family="text">
      <style:text-properties officeooo:rsid="0019875a"/>
    </style:style>
    <style:style style:name="T16" style:family="text">
      <style:text-properties officeooo:rsid="001b12e6"/>
    </style:style>
    <style:style style:name="T17" style:family="text">
      <style:text-properties officeooo:rsid="001bd60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ABC <text:s text:c="13"/><text:tab/><text:tab/><text:tab/><text:tab/><text:span text:style-name="T1">PRECENDENCIAS</text:span></text:p>
      <text:p text:style-name="P1">0 0 0<text:tab/><text:tab/> <text:s text:c="5"/><text:span text:style-name="T13">0 <text:s text:c="10"/>0 <text:s text:c="8"/>0 <text:s text:c="5"/></text:span></text:p>
      <text:p text:style-name="P1">0 0 1<text:tab/><text:tab/> <text:s text:c="5"/><text:span text:style-name="T4">0 <text:s text:c="10"/></text:span><text:span text:style-name="T13">0</text:span><text:span text:style-name="T4"><text:tab/> <text:s text:c="5"/></text:span><text:span text:style-name="T13">1</text:span><text:span text:style-name="T4"><text:tab/></text:span></text:p>
      <text:p text:style-name="P1">0 1 0<text:tab/><text:tab/> <text:s text:c="4"/><text:span text:style-name="T13">1</text:span><text:tab/> <text:s text:c="6"/><text:span text:style-name="T13">0</text:span> <text:s text:c="8"/><text:span text:style-name="T13">0</text:span><text:tab/><text:tab/> <text:s text:c="5"/></text:p>
      <text:p text:style-name="P1">0 1 1 <text:s text:c="21"/><text:span text:style-name="T4">1 <text:s text:c="9"/></text:span><text:span text:style-name="T13">1 <text:s text:c="8"/>1</text:span></text:p>
      <text:p text:style-name="P1">1 0 0<text:tab/><text:tab/> <text:s text:c="5"/><text:span text:style-name="T4">1<text:tab/> <text:s text:c="5"/></text:span><text:span text:style-name="T13">1</text:span><text:span text:style-name="T4"><text:tab/> <text:s text:c="3"/></text:span><text:span text:style-name="T13">1</text:span></text:p>
      <text:p text:style-name="P1">1 0 1 <text:s text:c="20"/><text:span text:style-name="T13">1 <text:s text:c="10"/>1 <text:s text:c="9"/>1</text:span></text:p>
      <text:p text:style-name="P1">1 1 0<text:tab/><text:tab/> <text:s text:c="5"/><text:span text:style-name="T4">1 <text:s text:c="9"/></text:span><text:span text:style-name="T13">1</text:span><text:span text:style-name="T4"> <text:s text:c="9"/></text:span><text:span text:style-name="T13">1</text:span></text:p>
      <text:p text:style-name="P2">1 1 1<text:tab/><text:tab/> <text:s text:c="17"/><text:span text:style-name="T13">1</text:span><text:tab/> <text:s text:c="6"/><text:span text:style-name="T13">1</text:span><text:tab/></text:p>
      <text:p text:style-name="P7">­------------------------------------------------------------------------------------------------------------------</text:p>
      <text:p text:style-name="P5"><text:span text:style-name="T2">A </text:span><text:span text:style-name="T5">B <text:s text:c="3"/></text:span><text:span text:style-name="T9">A || (!A &amp;&amp; B) - </text:span><text:span text:style-name="T12">11</text:span></text:p>
      <text:p text:style-name="P2"><text:span text:style-name="T2">0 </text:span><text:span text:style-name="T5">0</text:span><text:span text:style-name="T3"><text:tab/> <text:s text:c="3"/><text:tab/></text:span><text:span text:style-name="T16">1</text:span></text:p>
      <text:p text:style-name="P3"><text:span text:style-name="T5">0</text:span><text:span text:style-name="T2"> </text:span><text:span text:style-name="T5">1<text:tab/> <text:s text:c="3"/><text:tab/></text:span><text:span text:style-name="T16">1</text:span><text:span text:style-name="T5"><text:tab/></text:span><text:span text:style-name="T3"><text:tab/> <text:s/></text:span></text:p>
      <text:p text:style-name="P3"><text:span text:style-name="T5">1 0<text:tab/> <text:s text:c="3"/><text:tab/></text:span><text:span text:style-name="T17">1</text:span></text:p>
      <text:p text:style-name="P6">1 1 <text:s text:c="4"/><text:tab/> <text:s text:c="3"/><text:tab/><text:span text:style-name="T17">1</text:span></text:p>
      <text:p text:style-name="P3"><text:span text:style-name="T3"><text:tab/> </text:span><text:s text:c="17"/></text:p>
      <text:p text:style-name="P11"><text:s text:c="5"/>A||<text:span text:style-name="T6">(</text:span>A&amp;&amp; B<text:span text:style-name="T6">) – 0 0 1 1</text:span></text:p>
      <text:p text:style-name="P10"><text:span text:style-name="T5">A &amp;&amp; (A || B) - </text:span></text:p>
      <text:p text:style-name="P9"/>
      <text:p text:style-name="P8"><text:s text:c="2"/>(A || B) &amp;&amp; (A || C) – <text:span text:style-name="T13">0 0 0 1 1 1 1 1</text:span>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sf pro text" svg:font-family="'sf pro text', apple-system, BlinkMacSystemFont, Roboto, 'segoe ui', Helvetica, Arial, sans-serif, 'apple color emoji', 'segoe ui emoji', 'segoe ui symbol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24T19:48:47.318513206</meta:creation-date>
    <dc:date>2021-06-24T22:34:18.848187614</dc:date>
    <meta:editing-duration>PT1M15S</meta:editing-duration>
    <meta:editing-cycles>1</meta:editing-cycles>
    <meta:document-statistic meta:table-count="0" meta:image-count="0" meta:object-count="0" meta:page-count="1" meta:paragraph-count="19" meta:word-count="99" meta:character-count="640" meta:non-whitespace-character-count="252"/>
    <meta:generator>LibreOffice/6.4.7.2$Linux_X86_64 LibreOffice_project/40$Build-2</meta:generator>
  </office:meta>
</office:document-meta>
</file>